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485435755064424597"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396733012757166854"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1217943442809037178"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260830538067987041"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53921616792455971" text:style-name="L5">
        <text:list-item>
          <text:list>
            <text:list-header>
              <text:p text:style-name="P116">0.75 mile splits: 9:06, 9:24, 8:13</text:p>
              <text:p text:style-name="P11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879874485733416989" text:style-name="L6">
        <text:list-item>
          <text:list>
            <text:list-header>
              <text:p text:style-name="P118"><text:span text:style-name="T1">Warm up:</text:span> 0.2 mile jog and rest 2 minutes</text:p>
              <text:p text:style-name="P118"><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580904100350731543"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5412702674703423955"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2398380" text:continue-list="list6580904100350731543"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206144727010296737"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383353"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405718"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2401013" text:continue-numbering="true" text:style-name="L9">
        <text:list-item>
          <text:list>
            <text:list-header>
              <text:p text:style-name="P119">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2392936" text:continue-numbering="true" text:style-name="L9">
        <text:list-item>
          <text:list>
            <text:list-header>
              <text:p text:style-name="P120">Time for 4.8 miles: 56: 32, Ave Pace: 11:51/mile, Ave HR:118,-&gt;1399 heartbeats/Mile</text:p>
              <text:p text:style-name="P11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398427"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1">On Oct 8 when going up hill, I ran until my HR was up to 120 bpm and then walked until my HR was 110 bpm and then repeated.</text:p>
              <text:p text:style-name="P121">On Oct 13 when going up hill, I ran until my HR was up to 115 bpm and then walked until my HR was 105 bpm and then repeated.</text:p>
              <text:p text:style-name="P122">On Oct 13 my average rate was faster and heartbeats/mile was lower. Therefore this scheme is better. I should repeat these two workouts and also try the following:</text:p>
              <text:p text:style-name="P121">When going up hill, run until my HR is up to 110 bpm and then walk until my HR is 100 bpm and repeat.</text:p>
              <text:p text:style-name="P12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23"><text:span text:style-name="T1"/></text:p>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82"/>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text:soft-page-break/>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180957854464863339" text:style-name="L10">
        <text:list-item>
          <text:list>
            <text:list-header>
              <text:p text:style-name="P117">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30T12:17:49.76</dc:date>
    <dc:creator>James Lombardi</dc:creator>
    <meta:editing-duration>P9DT4H16M48S</meta:editing-duration>
    <meta:editing-cycles>783</meta:editing-cycles>
    <meta:generator>OpenOffice/4.1.2$Win32 OpenOffice.org_project/412m3$Build-9782</meta:generator>
    <meta:document-statistic meta:table-count="0" meta:image-count="2" meta:object-count="0" meta:page-count="86" meta:paragraph-count="2391" meta:word-count="26996" meta:character-count="137824"/>
  </office:meta>
</office:document-meta>
</file>